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style:font-name-asian="Open Sans Semibold1" style:font-name-complex="Open Sans Semibold1"/>
    </style:style>
    <style:style style:name="P3"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fo:font-size="11pt" officeooo:rsid="0024283f" officeooo:paragraph-rsid="0024283f" style:font-name-asian="Open Sans Semibold1" style:font-size-asian="11pt" style:font-name-complex="Open Sans Semibold1" style:font-size-complex="11pt"/>
    </style:style>
    <style:style style:name="P4" style:family="paragraph" style:parent-style-name="Standard">
      <style:paragraph-properties fo:margin-top="0in" fo:margin-bottom="0in" loext:contextual-spacing="false" fo:text-align="end" style:justify-single-word="false"/>
      <style:text-properties style:font-name="Open Sans Semibold" fo:font-size="11pt" style:font-name-asian="Open Sans Semibold1" style:font-size-asian="11pt" style:font-name-complex="Open Sans Semibold1" style:font-size-complex="11pt"/>
    </style:style>
    <style:style style:name="P5"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fo:font-size="11pt" style:font-size-asian="11pt" style:font-size-complex="11pt"/>
    </style:style>
    <style:style style:name="P6" style:family="paragraph" style:parent-style-name="Standard">
      <style:paragraph-properties fo:margin-top="0in" fo:margin-bottom="0in" loext:contextual-spacing="false" fo:text-align="end" style:justify-single-word="false"/>
      <style:text-properties fo:font-size="11pt" style:font-size-asian="11pt" style:font-size-complex="11pt"/>
    </style:style>
    <style:style style:name="P7" style:family="paragraph" style:parent-style-name="Standard">
      <style:paragraph-properties fo:margin-top="0in" fo:margin-bottom="0in" loext:contextual-spacing="false"/>
      <style:text-properties style:font-name="Open Sans" fo:font-size="11pt" style:font-name-asian="Open Sans1" style:font-size-asian="11pt" style:font-name-complex="Open Sans1" style:font-size-complex="11pt"/>
    </style:style>
    <style:style style:name="P8" style:family="paragraph" style:parent-style-name="Standard">
      <style:paragraph-properties fo:margin-top="0in" fo:margin-bottom="0in" loext:contextual-spacing="false"/>
      <style:text-properties style:font-name="Open Sans" fo:font-size="11pt" officeooo:rsid="00202464" officeooo:paragraph-rsid="002530a4" style:font-name-asian="Open Sans1" style:font-size-asian="11pt" style:font-name-complex="Open Sans1" style:font-size-complex="11pt"/>
    </style:style>
    <style:style style:name="P9" style:family="paragraph" style:parent-style-name="Standard">
      <style:paragraph-properties fo:margin-top="0in" fo:margin-bottom="0in" loext:contextual-spacing="false"/>
      <style:text-properties style:font-name="Open Sans" fo:font-size="11pt" officeooo:rsid="00276027" officeooo:paragraph-rsid="00276027" style:font-name-asian="Open Sans1" style:font-size-asian="11pt" style:font-name-complex="Open Sans1" style:font-size-complex="11pt"/>
    </style:style>
    <style:style style:name="P10" style:family="paragraph" style:parent-style-name="Standard">
      <style:paragraph-properties fo:margin-top="0in" fo:margin-bottom="0in" loext:contextual-spacing="false"/>
      <style:text-properties style:font-name="Open Sans" fo:font-size="11pt" fo:font-weight="bold" style:font-name-asian="Open Sans1" style:font-size-asian="11pt" style:font-weight-asian="bold" style:font-name-complex="Open Sans1" style:font-size-complex="11pt"/>
    </style:style>
    <style:style style:name="P11" style:family="paragraph" style:parent-style-name="Standard">
      <style:paragraph-properties fo:margin-top="0in" fo:margin-bottom="0in" loext:contextual-spacing="false"/>
      <style:text-properties style:font-name="Open Sans" fo:font-size="11pt" fo:font-style="italic" style:font-name-asian="Open Sans1" style:font-size-asian="11pt" style:font-style-asian="italic" style:font-name-complex="Open Sans1" style:font-size-complex="11pt"/>
    </style:style>
    <style:style style:name="P12" style:family="paragraph" style:parent-style-name="Standard">
      <style:paragraph-properties fo:margin-top="0in" fo:margin-bottom="0in" loext:contextual-spacing="false"/>
      <style:text-properties style:font-name="Open Sans" fo:font-size="11pt" fo:font-style="italic" officeooo:paragraph-rsid="00202464" style:font-name-asian="Open Sans1" style:font-size-asian="11pt" style:font-style-asian="italic" style:font-name-complex="Open Sans1" style:font-size-complex="11pt"/>
    </style:style>
    <style:style style:name="P13" style:family="paragraph" style:parent-style-name="Standard">
      <style:paragraph-properties fo:margin-top="0in" fo:margin-bottom="0in" loext:contextual-spacing="false"/>
      <style:text-properties style:font-name="Open Sans" style:font-name-asian="Open Sans1" style:font-name-complex="Open Sans1"/>
    </style:style>
    <style:style style:name="P14" style:family="paragraph" style:parent-style-name="Standard">
      <style:paragraph-properties fo:margin-top="0in" fo:margin-bottom="0in" loext:contextual-spacing="false"/>
      <style:text-properties officeooo:paragraph-rsid="00202464"/>
    </style:style>
    <style:style style:name="P15" style:family="paragraph" style:parent-style-name="Standard">
      <style:paragraph-properties fo:margin-top="0in" fo:margin-bottom="0.7874in" loext:contextual-spacing="false" fo:line-height="100%" fo:text-align="start" style:justify-single-word="false"/>
    </style:style>
    <style:style style:name="P16" style:family="paragraph" style:parent-style-name="Standard">
      <style:paragraph-properties fo:margin-top="0.7874in" fo:margin-bottom="0in" loext:contextual-spacing="false" fo:line-height="100%" fo:text-align="center" style:justify-single-word="false">
        <style:tab-stops>
          <style:tab-stop style:position="3.4626in" style:type="center"/>
          <style:tab-stop style:position="6.9252in" style:type="right"/>
        </style:tab-stops>
      </style:paragraph-properties>
      <style:text-properties style:font-name="Open Sans Extrabold" fo:font-size="18pt" style:font-name-asian="Open Sans Extrabold1" style:font-size-asian="18pt" style:font-name-complex="Open Sans Extrabold1" style:font-size-complex="18pt"/>
    </style:style>
    <style:style style:name="P17"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Open Sans Light" style:font-name-asian="Open Sans Light1" style:font-name-complex="Open Sans Light1"/>
    </style:style>
    <style:style style:name="P1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P19" style:family="paragraph" style:parent-style-name="Standard">
      <style:paragraph-properties fo:margin-top="0in" fo:margin-bottom="0in" loext:contextual-spacing="false"/>
    </style:style>
    <style:style style:name="P20" style:family="paragraph" style:parent-style-name="Standard" style:list-style-name="L1">
      <style:paragraph-properties fo:margin-top="0in" fo:margin-bottom="0in" loext:contextual-spacing="false"/>
      <style:text-properties style:font-name="Open Sans" fo:font-size="11pt" fo:font-style="italic" officeooo:rsid="0022bd94" officeooo:paragraph-rsid="0022bd94" style:font-name-asian="Open Sans1" style:font-size-asian="11pt" style:font-style-asian="italic" style:font-name-complex="Open Sans1" style:font-size-complex="11pt"/>
    </style:style>
    <style:style style:name="P21" style:family="paragraph" style:parent-style-name="Standard" style:list-style-name="L1">
      <style:paragraph-properties fo:margin-top="0in" fo:margin-bottom="0in" loext:contextual-spacing="false"/>
      <style:text-properties style:font-name="Open Sans" fo:font-size="11pt" fo:font-style="italic" officeooo:paragraph-rsid="00202464" style:font-name-asian="Open Sans1" style:font-size-asian="11pt" style:font-style-asian="italic" style:font-name-complex="Open Sans1" style:font-size-complex="11pt"/>
    </style:style>
    <style:style style:name="P22" style:family="paragraph" style:parent-style-name="Standard">
      <style:paragraph-properties fo:margin-top="0in" fo:margin-bottom="0in" loext:contextual-spacing="false"/>
      <style:text-properties style:font-name="Open Sans" fo:font-size="11pt" officeooo:rsid="00276027" officeooo:paragraph-rsid="00276027" style:font-name-asian="Open Sans1" style:font-size-asian="11pt" style:font-name-complex="Open Sans1" style:font-size-complex="11pt"/>
    </style:style>
    <style:style style:name="P23" style:family="paragraph" style:parent-style-name="Standard" style:list-style-name="L1">
      <style:paragraph-properties fo:margin-top="0in" fo:margin-bottom="0in" loext:contextual-spacing="false"/>
      <style:text-properties officeooo:paragraph-rsid="00202464"/>
    </style:style>
    <style:style style:name="P24"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style>
    <style:style style:name="P25" style:family="paragraph" style:parent-style-name="Standard">
      <style:paragraph-properties fo:margin-top="0in" fo:margin-bottom="0in" loext:contextual-spacing="false" fo:text-align="center" style:justify-single-word="false">
        <style:tab-stops>
          <style:tab-stop style:position="3.4626in" style:type="center"/>
          <style:tab-stop style:position="6.9252in" style:type="right"/>
        </style:tab-stops>
      </style:paragraph-properties>
    </style:style>
    <style:style style:name="P26" style:family="paragraph" style:parent-style-name="Standard">
      <style:paragraph-properties fo:margin-top="0in" fo:margin-bottom="0in" loext:contextual-spacing="false"/>
      <style:text-properties fo:font-size="12pt" style:font-size-asian="12pt" style:font-size-complex="12pt"/>
    </style:style>
    <style:style style:name="P27" style:family="paragraph" style:parent-style-name="Standard">
      <style:paragraph-properties fo:margin-top="0in" fo:margin-bottom="0in" loext:contextual-spacing="false"/>
      <style:text-properties fo:font-size="12pt" officeooo:paragraph-rsid="00202464" style:font-size-asian="12pt" style:font-size-complex="12pt"/>
    </style:style>
    <style:style style:name="P28" style:family="paragraph" style:parent-style-name="Standard" style:master-page-name="First_20_Page">
      <style:paragraph-properties fo:margin-top="0in" fo:margin-bottom="0in" loext:contextual-spacing="false" style:page-number="1"/>
      <style:text-properties fo:font-size="11pt" style:font-size-asian="11pt" style:font-size-complex="11pt"/>
    </style:style>
    <style:style style:name="P29" style:family="paragraph" style:parent-style-name="Standard" style:list-style-name="L1">
      <style:paragraph-properties fo:margin-left="0.5in" fo:margin-right="0in" fo:margin-top="0in" fo:margin-bottom="0in" loext:contextual-spacing="true" fo:text-indent="-0.25in" style:auto-text-indent="false"/>
    </style:style>
    <style:style style:name="P30" style:family="paragraph" style:parent-style-name="Standard" style:list-style-name="L1">
      <style:paragraph-properties fo:margin-left="0.5in" fo:margin-right="0in" fo:margin-top="0in" fo:margin-bottom="0in" loext:contextual-spacing="true" fo:text-indent="-0.25in" style:auto-text-indent="false"/>
      <style:text-properties officeooo:paragraph-rsid="00202464"/>
    </style:style>
    <style:style style:name="T1" style:family="text">
      <style:text-properties officeooo:rsid="002530a4"/>
    </style:style>
    <style:style style:name="T2" style:family="text">
      <style:text-properties style:font-name="Open Sans" fo:font-size="11pt" style:font-name-asian="Open Sans1" style:font-size-asian="11pt" style:font-name-complex="Open Sans1" style:font-size-complex="11pt"/>
    </style:style>
    <style:style style:name="T3" style:family="text">
      <style:text-properties style:font-name="Open Sans" fo:font-size="11pt" officeooo:rsid="00202464" style:font-name-asian="Open Sans1" style:font-size-asian="11pt" style:font-name-complex="Open Sans1" style:font-size-complex="11pt"/>
    </style:style>
    <style:style style:name="T4" style:family="text">
      <style:text-properties style:font-name="Open Sans" fo:font-size="11pt" officeooo:rsid="002530a4" style:font-name-asian="Open Sans1" style:font-size-asian="11pt" style:font-name-complex="Open Sans1" style:font-size-complex="11pt"/>
    </style:style>
    <style:style style:name="T5" style:family="text">
      <style:text-properties style:font-name="Open Sans" fo:font-size="11pt" fo:font-style="italic" style:font-name-asian="Open Sans1" style:font-size-asian="11pt" style:font-style-asian="italic" style:font-name-complex="Open Sans1" style:font-size-complex="11pt"/>
    </style:style>
    <style:style style:name="T6" style:family="text">
      <style:text-properties officeooo:rsid="00202464"/>
    </style:style>
    <style:style style:name="T7" style:family="text">
      <style:text-properties officeooo:rsid="0024283f"/>
    </style:style>
    <style:style style:name="T8" style:family="text">
      <style:text-properties officeooo:rsid="0025fb66"/>
    </style:style>
    <style:style style:name="T9" style:family="text">
      <style:text-properties officeooo:rsid="0027f30c"/>
    </style:style>
    <style:style style:name="T10" style:family="text">
      <style:text-properties fo:font-size="11pt" officeooo:rsid="0027f30c" style:font-size-asian="11pt" style:font-size-complex="11pt"/>
    </style:style>
    <style:style style:name="T11" style:family="text">
      <style:text-properties fo:font-size="11pt" officeooo:rsid="00202464" style:font-size-asian="11pt" style:font-size-complex="11pt"/>
    </style:style>
    <style:style style:name="T12" style:family="text">
      <style:text-properties style:font-name="Open Sans Light" officeooo:rsid="0027f30c" style:font-name-asian="Open Sans Light1" style:font-name-complex="Open Sans Light1"/>
    </style:style>
    <style:style style:name="T13" style:family="text">
      <style:text-properties style:font-name="Open Sans Light" officeooo:rsid="0020c694" style:font-name-asian="Open Sans Light1" style:font-name-complex="Open Sans Ligh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rofessional Summary</text:p>
      <text:p text:style-name="P7"/>
      <text:p text:style-name="P7"><text:span text:style-name="T7">Senior Software Engineer turned into Project Manager. </text:span><text:span text:style-name="T6">E</text:span>xperience <text:span text:style-name="T7">as facilitator, digital security train</text:span><text:span text:style-name="T8">er</text:span><text:span text:style-name="T7"> </text:span><text:span text:style-name="T1">and</text:span><text:span text:style-name="T7"> </text:span><text:span text:style-name="T1">software develo</text:span><text:span text:style-name="T8">per in open source projects</text:span>. </text:p>
      <text:p text:style-name="P7"/>
      <text:p text:style-name="P26">Current Projects</text:p>
      <text:p text:style-name="P7"/>
      <text:p text:style-name="P8">The Tor Project (torproject.org) — Project Manager</text:p>
      <text:p text:style-name="P8">Manage <text:span text:style-name="T1">project from engineering teams</text:span>.</text:p>
      <text:p text:style-name="P7"/>
      <text:p text:style-name="P14"><text:span text:style-name="T5">Systerserver</text:span><text:span text:style-name="T2"> (systerserver.net) — System Administrator</text:span></text:p>
      <text:p text:style-name="P7">A collective administers this server as a learning opportunity, and has done so since 2005. Organized events, including hacking workshops, for women entering technology. </text:p>
      <text:p text:style-name="P7"/>
      <text:p text:style-name="P9">Summa (<text:a xlink:type="simple" xlink:href="https://mysuma.org/" text:style-name="Internet_20_link" text:visited-style-name="Visited_20_Internet_20_Link">mysuma.org/</text:a>) - Board Member</text:p>
      <text:p text:style-name="P9">Digital justice non-profit in the US.</text:p>
      <text:p text:style-name="P9"/>
      <text:p text:style-name="P9"/>
      <text:p text:style-name="P27">Past Projects</text:p>
      <text:p text:style-name="P12"/>
      <text:list xml:id="list2413282010" text:style-name="L1">
        <text:list-item>
          <text:p text:style-name="P20">Tactical Tech (tacticaltech.org) –- Program Coordinator for Gender and Technology Institute</text:p>
        </text:list-item>
        <text:list-item>
          <text:p text:style-name="P21">Internet Freedom Festival (internetfreedomfestival.org) — Lead Facilitator</text:p>
        </text:list-item>
        <text:list-item>
          <text:p text:style-name="P23"><text:span text:style-name="T5">The Coral Project</text:span><text:span text:style-name="T2"> (coralproject.net) </text:span><text:span text:style-name="T3">at the Mozilla Foundation</text:span><text:span text:style-name="T2">— Software Engineer</text:span></text:p>
        </text:list-item>
        <text:list-item>
          <text:p text:style-name="P23"><text:span text:style-name="T5">Engine Room’s Matchbox Program </text:span><text:span text:style-name="T2">(theengineroom.org/matchbox-program) — Mentor</text:span></text:p>
        </text:list-item>
        <text:list-item>
          <text:p text:style-name="P30"><text:span text:style-name="T5">Open Contracting Partnership</text:span><text:span text:style-name="T2"> (open-contracting.org) — Technical lead in the implementation of Mexico City’s open contracting data standard.</text:span></text:p>
        </text:list-item>
        <text:list-item>
          <text:p text:style-name="P29"><text:span text:style-name="T5">D.A.T.A.</text:span><text:span text:style-name="T2"> (datauy.org) — Founder of a Uruguay-based non-profit supporting open data and governmental transparency. Projects included a freedom-of-information request website and Latin America’s main open data and civil society conference.</text:span></text:p>
        </text:list-item>
        <text:list-item>
          <text:p text:style-name="P29"><text:span text:style-name="T5">La Nacion</text:span><text:span text:style-name="T2"> (github.com/crowdata) — Completed a fellowship with Mozilla Open News. Trained journalists to work with data and code. Designed a system to crowdsource data extraction from PDFs.</text:span></text:p>
        </text:list-item>
        <text:list-item>
          <text:p text:style-name="P29"><text:span text:style-name="T5">Hackspace Montevideo</text:span><text:span text:style-name="T2"> — Co-founded and organized a hackerspace in Montevideo, Uruguay to experiment with new technologies.</text:span></text:p>
        </text:list-item>
      </text:list>
      <text:p text:style-name="P26"><text:soft-page-break/><text:span text:style-name="T9">Previous </text:span>Work History</text:p>
      <text:p text:style-name="P10"/>
      <text:p text:style-name="P1"><text:span text:style-name="T5">Analog Analytics</text:span><text:span text:style-name="T2"> — Software developer. Developed a Ruby on Rails platform for clients offering daily deals.</text:span></text:p>
      <text:p text:style-name="P7"/>
      <text:p text:style-name="P1"><text:span text:style-name="T5">Centerpointe Research Institute</text:span><text:span text:style-name="T2"> — Software developer. Maintained a Ruby on Rails ecommerce website.</text:span></text:p>
      <text:p text:style-name="P7"/>
      <text:p text:style-name="P1"><text:span text:style-name="T5">Cubox</text:span><text:span text:style-name="T2"> — Software developer. Consulted on and developed Ruby on Rails projects for international clients, using Agile methodologies.</text:span></text:p>
      <text:p text:style-name="P7"/>
      <text:p text:style-name="P1"><text:span text:style-name="T5">Vozmob</text:span><text:span text:style-name="T2"> — Software developer. Built communication tools for immigrants in Los Angeles, using Drupal and mobile devices.</text:span></text:p>
      <text:p text:style-name="P7"/>
      <text:p text:style-name="P1"><text:span text:style-name="T5">Babeland</text:span><text:span text:style-name="T2"> — Programmer and marketing analyst. Developed internal applications, maintained a Plone website, and trained both system admins and users to use tools. Analyzed web traffic and online marketing efforts.</text:span></text:p>
      <text:p text:style-name="P7"/>
      <text:p text:style-name="P1"><text:span text:style-name="T5">Odeo</text:span><text:span text:style-name="T2"> — Software developer. Created tools for podcasters, as well as as other media users, for the company that delivered Twitter.</text:span></text:p>
      <text:p text:style-name="P7"/>
      <text:p text:style-name="P1"><text:span text:style-name="T5">Radical Designs</text:span><text:span text:style-name="T2"> — Software developer. Built a VoIP project for the U.S. elections, using Interactive Voice Responses (IVRs) in Perl for Asterisk servers.</text:span></text:p>
      <text:p text:style-name="P7"/>
      <text:p text:style-name="P1"><text:span text:style-name="T5">Netviax Solutions</text:span><text:span text:style-name="T2"> — Programmer. Developed a web-based tool for controlling the ticking process internally at a travel agency, using Java and SQL-server.</text:span></text:p>
      <text:p text:style-name="P7"/>
      <text:p text:style-name="P1"><text:span text:style-name="T5">Centro Mac</text:span><text:span text:style-name="T2"> </text:span><text:span text:style-name="T4">&amp; Artech </text:span><text:span text:style-name="T2">— Programmer. Created multimedia content in Macromedia and Flash. Developed software with GeneXus. Built internal tools for website management. Participated in the GeneXus Internet Virtual Laboratory at Artech Consulting, testing and researching new developer tools.</text:span></text:p>
      <text:p text:style-name="P7"/>
      <text:p text:style-name="P26">Education</text:p>
      <text:p text:style-name="P13"/>
      <text:p text:style-name="P11">University of the Republic of Uruguay</text:p>
      <text:p text:style-name="P7"><text:span text:style-name="T6">C</text:span>omputer science and telecommunication engineering</text:p>
      <text:p text:style-name="P7"/>
      <text:p text:style-name="P11">Artech</text:p>
      <text:p text:style-name="P7">Training in Visual Fox Pro, Visual Basic, Java, C++, .NET)</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Open Sans Semibold" fo:font-size="12pt" fo:language="en" fo:country="US" fo:font-style="normal" style:text-underline-style="none" fo:font-weight="normal" style:letter-kerning="true" style:font-name-asian="Open Sans Semibold1" style:font-size-asian="12pt" style:language-asian="zh" style:country-asian="CN" style:font-style-asian="normal" style:font-weight-asian="normal" style:font-name-complex="Open Sans Semibold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Open Sans Semibold" fo:font-size="12pt" fo:language="en" fo:country="US" fo:font-style="normal" style:text-underline-style="none" fo:font-weight="normal" style:letter-kerning="true" style:font-name-asian="Open Sans Semibold1" style:font-size-asian="12pt" style:language-asian="zh" style:country-asian="CN" style:font-style-asian="normal" style:font-weight-asian="normal" style:font-name-complex="Open Sans Semibold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font-name="Open Sans" fo:font-family="'Open Sans'"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25in" fo:margin-left="-0.075in" fo:margin-top="0in" fo:margin-bottom="0in" table:align="left" style:writing-mode="lr-tb"/>
    </style:style>
    <style:style style:name="Table2.A" style:family="table-column">
      <style:table-column-properties style:column-width="2.3083in"/>
    </style:style>
    <style:style style:name="Table2.1" style:family="table-row">
      <style:table-row-properties fo:keep-together="auto"/>
    </style:style>
    <style:style style:name="Table2.A1" style:family="table-cell">
      <style:table-cell-properties fo:padding="0.0694in" fo:border="none" style:writing-mode="lr-tb"/>
    </style:style>
    <style:style style:name="Table1" style:family="table">
      <style:table-properties style:width="6.925in" fo:margin-left="-0.075in" fo:margin-top="0in" fo:margin-bottom="0in" table:align="left" style:writing-mode="lr-tb"/>
    </style:style>
    <style:style style:name="Table1.A" style:family="table-column">
      <style:table-column-properties style:column-width="3.4625in"/>
    </style:style>
    <style:style style:name="Table1.1" style:family="table-row">
      <style:table-row-properties fo:keep-together="auto"/>
    </style:style>
    <style:style style:name="Table1.A1" style:family="table-cell">
      <style:table-cell-properties fo:padding="0.0694in" fo:border="none" style:writing-mode="lr-tb"/>
    </style:style>
    <style:style style:name="MP1"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style:font-name-asian="Open Sans Semibold1" style:font-name-complex="Open Sans Semibold1"/>
    </style:style>
    <style:style style:name="MP2" style:family="paragraph" style:parent-style-name="Standard">
      <style:paragraph-properties fo:margin-top="0in" fo:margin-bottom="0in" loext:contextual-spacing="false"/>
    </style:style>
    <style:style style:name="MP3" style:family="paragraph" style:parent-style-name="Standard">
      <style:paragraph-properties fo:margin-top="0in" fo:margin-bottom="0.7874in" loext:contextual-spacing="false" fo:line-height="100%" fo:text-align="start" style:justify-single-word="false"/>
    </style:style>
    <style:style style:name="MP4" style:family="paragraph" style:parent-style-name="Standard">
      <style:paragraph-properties fo:margin-top="0.7874in" fo:margin-bottom="0in" loext:contextual-spacing="false" fo:line-height="100%" fo:text-align="center" style:justify-single-word="false">
        <style:tab-stops>
          <style:tab-stop style:position="3.4626in" style:type="center"/>
          <style:tab-stop style:position="6.9252in" style:type="right"/>
        </style:tab-stops>
      </style:paragraph-properties>
      <style:text-properties style:font-name="Open Sans Extrabold" fo:font-size="18pt" style:font-name-asian="Open Sans Extrabold1" style:font-size-asian="18pt" style:font-name-complex="Open Sans Extrabold1" style:font-size-complex="18pt"/>
    </style:style>
    <style:style style:name="MP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MP6" style:family="paragraph" style:parent-style-name="Standard">
      <style:paragraph-properties fo:margin-top="0in" fo:margin-bottom="0in" loext:contextual-spacing="false" fo:text-align="center" style:justify-single-word="false">
        <style:tab-stops>
          <style:tab-stop style:position="3.4626in" style:type="center"/>
          <style:tab-stop style:position="6.9252in" style:type="right"/>
        </style:tab-stops>
      </style:paragraph-properties>
    </style:style>
    <style:style style:name="MP7"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style:font-name="Open Sans Light" style:font-name-asian="Open Sans Light1" style:font-name-complex="Open Sans Light1"/>
    </style:style>
    <style:style style:name="MP8"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fo:font-size="11pt" style:font-size-asian="11pt" style:font-size-complex="11pt"/>
    </style:style>
    <style:style style:name="MP9"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style>
    <style:style style:name="MP10"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fo:font-size="11pt" officeooo:rsid="0024283f" officeooo:paragraph-rsid="0024283f" style:font-name-asian="Open Sans Semibold1" style:font-size-asian="11pt" style:font-name-complex="Open Sans Semibold1" style:font-size-complex="11pt"/>
    </style:style>
    <style:style style:name="MP11" style:family="paragraph" style:parent-style-name="Standard">
      <style:paragraph-properties fo:margin-top="0in" fo:margin-bottom="0in" loext:contextual-spacing="false" fo:text-align="end" style:justify-single-word="false"/>
      <style:text-properties fo:font-size="11pt" style:font-size-asian="11pt" style:font-size-complex="11pt"/>
    </style:style>
    <style:style style:name="MP12" style:family="paragraph" style:parent-style-name="Standard">
      <style:paragraph-properties fo:margin-top="0in" fo:margin-bottom="0in" loext:contextual-spacing="false" fo:text-align="end" style:justify-single-word="false"/>
      <style:text-properties style:font-name="Open Sans Semibold" fo:font-size="11pt" style:font-name-asian="Open Sans Semibold1" style:font-size-asian="11pt" style:font-name-complex="Open Sans Semibold1" style:font-size-complex="11pt"/>
    </style:style>
    <style:style style:name="MT1" style:family="text">
      <style:text-properties style:font-name="Open Sans Light" officeooo:rsid="0027f30c" style:font-name-asian="Open Sans Light1" style:font-name-complex="Open Sans Light1"/>
    </style:style>
    <style:style style:name="MT2" style:family="text">
      <style:text-properties style:font-name="Open Sans Light" officeooo:rsid="0020c694" style:font-name-asian="Open Sans Light1" style:font-name-complex="Open Sans Light1"/>
    </style:style>
    <style:style style:name="MT3" style:family="text">
      <style:text-properties fo:font-size="11pt" officeooo:rsid="0027f30c" style:font-size-asian="11pt" style:font-size-complex="11pt"/>
    </style:style>
    <style:style style:name="MT4" style:family="text">
      <style:text-properties fo:font-size="11pt" officeooo:rsid="00202464" style:font-size-asian="11pt" style:font-size-complex="11pt"/>
    </style:style>
    <style:page-layout style:name="Mpm1">
      <style:page-layout-properties fo:page-width="8.5in" fo:page-height="11in" style:num-format="1" style:print-orientation="portrait" fo:margin-top="0in" fo:margin-bottom="0.5in" fo:margin-left="0.7874in" fo:margin-right="0.7874in" fo:background-color="#ffffff" style:writing-mode="lr-tb" style:layout-grid-color="#c0c0c0" style:layout-grid-lines="2145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1791in" fo:margin-left="0in" fo:margin-right="0in" fo:margin-bottom="1.1398in" style:dynamic-spacing="true"/>
      </style:header-style>
      <style:footer-style>
        <style:header-footer-properties fo:min-height="0.8744in" fo:margin-left="0in" fo:margin-right="0in" fo:margin-top="0.8346in" style:dynamic-spacing="true"/>
      </style:footer-style>
    </style:page-layout>
  </office:automatic-styles>
  <office:master-styles>
    <style:master-page style:name="Standard" style:page-layout-name="Mpm1">
      <style:header>
        <text:p text:style-name="MP1"/>
      </style:header>
      <style:footer>
        <text:p text:style-name="MP2"/>
        <table:table table:name="Table2" table:style-name="Table2">
          <table:table-column table:style-name="Table2.A" table:number-columns-repeated="3"/>
          <table:table-row table:style-name="Table2.1">
            <table:table-cell table:style-name="Table2.A1" office:value-type="string">
              <text:p text:style-name="MP5">Gabriela Rodríguez Berón</text:p>
            </table:table-cell>
            <table:table-cell table:style-name="Table2.A1" office:value-type="string">
              <text:p text:style-name="MP6"><text:span text:style-name="MT1">gabrielarodriguez</text:span><text:span text:style-name="MT2">.com</text:span></text:p>
            </table:table-cell>
            <table:table-cell table:style-name="Table2.A1" office:value-type="string">
              <text:p text:style-name="MP7">github.com/gabelula</text:p>
            </table:table-cell>
          </table:table-row>
        </table:table>
        <text:p text:style-name="MP3"/>
      </style:footer>
    </style:master-page>
    <style:master-page style:name="First_20_Page" style:display-name="First Page" style:page-layout-name="Mpm1" style:next-style-name="Standard">
      <style:header>
        <text:p text:style-name="MP4">Gabriela Rodríguez Berón</text:p>
        <table:table table:name="Table1" table:style-name="Table1">
          <table:table-column table:style-name="Table1.A" table:number-columns-repeated="2"/>
          <table:table-row table:style-name="Table1.1">
            <table:table-cell table:style-name="Table1.A1" office:value-type="string">
              <text:p text:style-name="MP8"/>
              <text:p text:style-name="MP9"><text:span text:style-name="MT3">gabrielarodriguez.</text:span><text:span text:style-name="MT4">com</text:span></text:p>
              <text:p text:style-name="MP10">Wellington, New Zealand</text:p>
            </table:table-cell>
            <table:table-cell table:style-name="Table1.A1" office:value-type="string">
              <text:p text:style-name="MP11"/>
              <text:p text:style-name="MP12">github.com/gabelula</text:p>
              <text:p text:style-name="MP12">twitter.com/gaba</text:p>
              <text:p text:style-name="MP12">linkedin.com/in/gabelula</text:p>
            </table:table-cell>
          </table:table-row>
        </table:table>
        <text:p text:style-name="MP2"/>
      </style:header>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2T11:46:54.978552202</dc:date>
    <meta:editing-duration>PT1H38M42S</meta:editing-duration>
    <meta:editing-cycles>8</meta:editing-cycles>
    <meta:document-statistic meta:table-count="2" meta:image-count="0" meta:object-count="0" meta:page-count="2" meta:paragraph-count="42" meta:word-count="435" meta:character-count="3359" meta:non-whitespace-character-count="2955"/>
  </office:meta>
</office:document-meta>
</file>